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3000000B734413D4896E8DB09.png" manifest:media-type="image/png"/>
  <manifest:file-entry manifest:full-path="Pictures/10000001000007D0000007D048BB01380907E81B.png" manifest:media-type="image/png"/>
  <manifest:file-entry manifest:full-path="Pictures/10000001000000F2000000D050AA854A709056A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DNA-outline1">
      <style:graphic-properties fo:min-height="9.135cm"/>
      <style:paragraph-properties style:writing-mode="lr-tb"/>
    </style:style>
    <style:style style:name="pr4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Diabetes<text:line-break/>IFSP</text:p>
          </draw:text-box>
        </draw:frame>
        <draw:frame draw:style-name="gr1" draw:text-style-name="P2" draw:layer="layout" svg:width="3.168cm" svg:height="2.723cm" svg:x="24cm" svg:y="0.614cm">
          <draw:image xlink:href="Pictures/10000001000000F2000000D050AA854A709056A7.png" xlink:type="simple" xlink:show="embed" xlink:actuate="onLoad" draw:mime-type="image/png">
            <text:p/>
          </draw:image>
        </draw:frame>
        <draw:frame draw:style-name="gr2" draw:text-style-name="P3" draw:layer="layout" svg:width="5.641cm" svg:height="3.095cm" svg:x="21.859cm" svg:y="12cm">
          <draw:text-box>
            <text:p>Bernardo Bertoldo</text:p>
            <text:p>Caio Mota</text:p>
            <text:p>Felipe Azali</text:p>
            <text:p>Fernando Pereira</text:p>
          </draw:text-box>
        </draw:frame>
        <draw:frame draw:style-name="gr1" draw:text-style-name="P2" draw:layer="layout" svg:width="12.5cm" svg:height="12.5cm" svg:x="8.602cm" svg:y="3.325cm">
          <draw:image xlink:href="Pictures/10000001000007D0000007D048BB01380907E81B.png" xlink:type="simple" xlink:show="embed" xlink:actuate="onLoad" draw:mime-type="image/png">
            <text:p/>
          </draw:image>
        </draw:frame>
        <draw:frame draw:style-name="gr1" draw:text-style-name="P2" draw:layer="layout" svg:width="3.007cm" svg:height="2cm" svg:x="11cm" svg:y="4.5cm">
          <draw:image xlink:href="Pictures/1000000100000113000000B734413D4896E8DB0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Introdução</text:p>
          </draw:text-box>
        </draw:frame>
        <draw:frame presentation:style-name="pr3" draw:layer="layout" svg:width="22.5cm" svg:height="9.134cm" svg:x="4.5cm" svg:y="3.8cm" presentation:class="outline">
          <draw:text-box>
            <text:list text:style-name="L3">
              <text:list-item>
                <text:p>A Diabetes é uma doença que afeta a produção de insulina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3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12T08:09:55.276905880</meta:creation-date>
    <meta:editing-duration>PT8M33S</meta:editing-duration>
    <meta:editing-cycles>2</meta:editing-cycles>
    <meta:generator>LibreOffice/7.3.1.3$Linux_X86_64 LibreOffice_project/30$Build-3</meta:generator>
    <dc:title>DNA</dc:title>
    <dc:date>2023-06-12T08:28:39.641477459</dc:date>
    <meta:document-statistic meta:object-count="117"/>
  </office:meta>
</office:document-meta>
</file>